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ArcParameters.GraphicsSetArcParameters( int xmaj , int ymin , int xmin , int yma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ArcParamete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SetArcParameters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